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2" style:family="paragraph" style:parent-style-name="Standard" style:master-pag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1155cc" style:text-line-through-styl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:</text:p>
      <text:p text:style-name="P3">- DONE<text:tab/>Verdiepen in ING Baker.</text:p>
      <text:p text:style-name="P1"><text:span text:style-name="T1">- </text:span>DONE<text:tab/><text:span text:style-name="T1">Tutorial(s) kijken om Spring Boot te leren en op te zetten. </text:span><text:a xlink:type="simple" xlink:href="https://youtu.be/-mwpoE0x0JQ?t=5889" text:style-name="ListLabel_20_1" text:visited-style-name="ListLabel_20_1"><text:span text:style-name="T2">https://youtu.be/-mwpoE0x0JQ?t=5889</text:span></text:a></text:p>
      <text:p text:style-name="P1">- Planning maken.</text:p>
      <text:p text:style-name="P3">- Doel opstellen van project.</text:p>
      <text:p text:style-name="P3">- Persoonlijke leerdoelen.</text:p>
      <text:p text:style-name="P3">- Technische leerdoelen.</text:p>
      <text:p text:style-name="P3">- Nadenken over MoSCoW.</text:p>
      <text:p text:style-name="P3">- Software stack bijhouden.</text:p>
      <text:p text:style-name="P3">- DONE<text:tab/> In memory DB (H2) uitzoeken.</text:p>
      <text:p text:style-name="P1">- DONE <text:tab/>Testing framework (JUnit)</text:p>
      <text:p text:style-name="P1">- Leren te mocken (Mocking framework Mockito)</text:p>
      <text:p text:style-name="P1">- Maven met Jacoco (testrapport framework) laten werk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Label_20_1" style:display-name="ListLabel 1" style:family="text">
      <style:text-properties fo:font-variant="normal" fo:text-transform="none" fo:color="#1155cc" style:text-line-through-styl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meta:document-statistic meta:table-count="0" meta:image-count="0" meta:object-count="0" meta:page-count="1" meta:paragraph-count="13" meta:word-count="70" meta:character-count="453"/>
    <dc:date>2023-06-23T16:47:14.61</dc:date>
    <dc:creator>Rens van Gelder</dc:creator>
    <meta:editing-duration>PT1M40S</meta:editing-duration>
    <meta:editing-cycles>1</meta:editing-cycles>
  </office:meta>
</office:document-meta>
</file>